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Air traffic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FSFS</text:p>
          </table:table-cell>
          <table:table-cell/>
          <table:table-cell office:value-type="string" calcext:value-type="string">
            <text:p>First scheduled, first served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 table:style-name="ce24"/>
        </table:table-row>
        <table:table-row table:style-name="ro1">
          <table:table-cell office:value-type="string" calcext:value-type="string">
            <text:p>Hub and spoke</text:p>
          </table:table-cell>
          <table:table-cell/>
          <table:table-cell office:value-type="string" calcext:value-type="string">
            <text:p>Network of an airort conjested. In which is concentrated the majority of the flighs. (hub=mozzo, spoke=raggio)</text:p>
          </table:table-cell>
          <table:table-cell table:style-name="ce24"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 table:style-name="ce24"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/>
        </table:table-row>
        <table:table-row table:style-name="ro1">
          <table:table-cell office:value-type="string" calcext:value-type="string">
            <text:p>Ripple effecct</text:p>
          </table:table-cell>
          <table:table-cell/>
          <table:table-cell office:value-type="string" calcext:value-type="string">
            <text:p>When an effect from an initial state can be followed outwards incrementally.</text:p>
          </table:table-cell>
          <table:table-cell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ESAR</text:p>
          </table:table-cell>
          <table:table-cell/>
          <table:table-cell office:value-type="string" calcext:value-type="string">
            <text:p>Single European Sky ATM Research program</text:p>
          </table:table-cell>
          <table:table-cell/>
        </table:table-row>
        <table:table-row table:style-name="ro1">
          <table:table-cell office:value-type="string" calcext:value-type="string">
            <text:p>UDPP</text:p>
          </table:table-cell>
          <table:table-cell/>
          <table:table-cell office:value-type="string" calcext:value-type="string">
            <text:p>User driven prioritisation program</text:p>
          </table:table-cell>
          <table:table-cell/>
        </table:table-row>
        <table:table-row table:style-name="ro1">
          <table:table-cell office:value-type="string" calcext:value-type="string">
            <text:p>CFMU</text:p>
          </table:table-cell>
          <table:table-cell/>
          <table:table-cell office:value-type="string" calcext:value-type="string">
            <text:p>Eurocontrol Central Flow Manegemet Unit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/>
          <table:table-cell office:value-type="string" calcext:value-type="string">
            <text:p>Computer assested slot allocation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/>
          <table:table-cell office:value-type="string" calcext:value-type="string">
            <text:p>Espected time of arrival</text:p>
          </table:table-cell>
          <table:table-cell/>
        </table:table-row>
        <table:table-row table:style-name="ro1">
          <table:table-cell office:value-type="string" calcext:value-type="string">
            <text:p>ETO</text:p>
          </table:table-cell>
          <table:table-cell/>
          <table:table-cell office:value-type="string" calcext:value-type="string">
            <text:p>Estimated time over. E. entry time over a sector for a non-regulated flight based on flight plan and ENV data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Environment Database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/>
          <table:table-cell office:value-type="string" calcext:value-type="string">
            <text:p>Most penalizing regulation</text:p>
          </table:table-cell>
          <table:table-cell/>
        </table:table-row>
      </table:table>
      <table:table table:name="Articoli" table:style-name="ta1"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2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2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 table:number-rows-repeated="27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9:40:54.15524824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26T12:33:11.551318570</dc:date>
    <meta:editing-duration>P1DT15H22M12S</meta:editing-duration>
    <meta:editing-cycles>47</meta:editing-cycles>
    <meta:generator>LibreOffice/6.0.7.3$Linux_X86_64 LibreOffice_project/00m0$Build-3</meta:generator>
    <meta:document-statistic meta:table-count="2" meta:cell-count="293" meta:object-count="0"/>
  </office:meta>
</office:document-meta>
</file>